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18pt" fo:font-weight="bold" officeooo:rsid="001815d0" officeooo:paragraph-rsid="001815d0"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Liberation Serif" fo:font-size="18pt" fo:font-weight="normal" officeooo:rsid="001815d0" officeooo:paragraph-rsid="001815d0"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19eebc" officeooo:paragraph-rsid="0019eeb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241e80" officeooo:paragraph-rsid="00241e8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erif" fo:font-size="13pt" fo:font-weight="normal" officeooo:rsid="00186332" officeooo:paragraph-rsid="00186332"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style:text-underline-style="none" fo:font-weight="normal" officeooo:rsid="001a2739" officeooo:paragraph-rsid="001a2739"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style:text-underline-style="none" fo:font-weight="normal" officeooo:rsid="001b5100" officeooo:paragraph-rsid="001b5100"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style:text-underline-style="none" fo:font-weight="normal" officeooo:rsid="001b5100" officeooo:paragraph-rsid="002072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style:text-underline-style="none" fo:font-weight="normal" officeooo:rsid="0020f759" officeooo:paragraph-rsid="0020f759"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erif" fo:font-size="13pt" style:text-underline-style="none" fo:font-weight="normal" officeooo:rsid="0025cfc4" officeooo:paragraph-rsid="002ab184"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Liberation Serif" fo:font-size="13pt" style:text-underline-style="none" fo:font-weight="normal" officeooo:rsid="002f1e52" officeooo:paragraph-rsid="00310033" style:font-size-asian="11.3500003814697pt" style:font-weight-asian="normal" style:font-size-complex="13pt" style:font-weight-complex="normal"/>
    </style:style>
    <style:style style:name="P15" style:family="paragraph" style:parent-style-name="Standard" style:list-style-name="L1">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16" style:family="paragraph" style:parent-style-name="Standard" style:list-style-name="L1">
      <style:paragraph-properties fo:text-align="start" style:justify-single-word="false"/>
      <style:text-properties style:font-name="Liberation Serif" fo:font-size="13pt" style:text-underline-style="none" fo:font-weight="normal" officeooo:rsid="00207278" officeooo:paragraph-rsid="00207278"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Liberation Serif" fo:font-size="13pt" style:text-underline-style="none" fo:font-weight="normal" officeooo:rsid="00310033" officeooo:paragraph-rsid="00310033"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Liberation Serif" fo:font-size="13pt" fo:font-style="normal" style:text-underline-style="none" fo:font-weight="normal" officeooo:rsid="0038186f" officeooo:paragraph-rsid="0038186f"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Liberation Serif" fo:font-size="13pt" fo:font-style="normal" style:text-underline-style="none" fo:font-weight="normal" officeooo:rsid="00390346" officeooo:paragraph-rsid="00390346"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officeooo:paragraph-rsid="00324513"/>
    </style:style>
    <style:style style:name="P22" style:family="paragraph" style:parent-style-name="Standard">
      <style:paragraph-properties fo:margin-left="1.245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90346" officeooo:paragraph-rsid="00390346" style:font-size-asian="11.3500003814697pt" style:font-style-asian="italic" style:font-weight-asian="normal" style:font-size-complex="13pt" style:font-style-complex="italic" style:font-weight-complex="normal"/>
    </style:style>
    <style:style style:name="P24"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0435" officeooo:paragraph-rsid="003a0435" style:font-size-asian="11.3500003814697pt" style:font-style-asian="italic" style:font-weight-asian="normal" style:font-size-complex="13pt" style:font-style-complex="italic" style:font-weight-complex="normal"/>
    </style:style>
    <style:style style:name="P25"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c034" officeooo:paragraph-rsid="003ac034" style:font-size-asian="11.3500003814697pt" style:font-style-asian="italic" style:font-weight-asian="normal" style:font-size-complex="13pt" style:font-style-complex="italic" style:font-weight-complex="normal"/>
    </style:style>
    <style:style style:name="P26"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771c4" officeooo:paragraph-rsid="004771c4" style:font-size-asian="11.3500003814697pt" style:font-style-asian="italic" style:font-weight-asian="normal" style:font-size-complex="13pt" style:font-style-complex="italic" style:font-weight-complex="normal"/>
    </style:style>
    <style:style style:name="P27"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a3913" officeooo:paragraph-rsid="004a3913" style:font-size-asian="11.3500003814697pt" style:font-style-asian="italic" style:font-weight-asian="normal" style:font-size-complex="13pt" style:font-style-complex="italic" style:font-weight-complex="normal"/>
    </style:style>
    <style:style style:name="P28"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eb03f" officeooo:paragraph-rsid="004eb03f" style:font-size-asian="11.3500003814697pt" style:font-style-asian="italic" style:font-weight-asian="normal" style:font-size-complex="13pt" style:font-style-complex="italic" style:font-weight-complex="normal"/>
    </style:style>
    <style:style style:name="P29"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bold" officeooo:rsid="00487058" officeooo:paragraph-rsid="00487058" style:font-size-asian="11.3500003814697pt" style:font-style-asian="italic" style:font-weight-asian="bold" style:font-size-complex="13pt" style:font-style-complex="italic" style:font-weight-complex="bold"/>
    </style:style>
    <style:style style:name="P30"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06795" officeooo:paragraph-rsid="00406795"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06795"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227c1"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e1bf" officeooo:paragraph-rsid="0042e1bf"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solid" style:text-underline-width="auto" style:text-underline-color="font-color" fo:font-weight="normal" officeooo:rsid="004227c1" officeooo:paragraph-rsid="004227c1" style:font-size-asian="11.3500003814697pt" style:font-style-asian="normal" style:font-weight-asian="normal" style:font-size-complex="13pt" style:font-style-complex="normal" style:font-weight-complex="normal"/>
    </style:style>
    <style:style style:name="T1" style:family="text">
      <style:text-properties officeooo:rsid="001cd5f1"/>
    </style:style>
    <style:style style:name="T2" style:family="text">
      <style:text-properties fo:font-weight="bold" style:font-weight-asian="bold" style:font-weight-complex="bold"/>
    </style:style>
    <style:style style:name="T3" style:family="text">
      <style:text-properties fo:font-weight="bold" officeooo:rsid="001cd5f1" style:font-weight-asian="bold" style:font-weight-complex="bold"/>
    </style:style>
    <style:style style:name="T4" style:family="text">
      <style:text-properties fo:font-weight="bold" officeooo:rsid="003ac034" style:font-weight-asian="bold" style:font-weight-complex="bold"/>
    </style:style>
    <style:style style:name="T5" style:family="text">
      <style:text-properties fo:font-weight="bold" officeooo:rsid="003bfdce" style:font-weight-asian="bold" style:font-weight-complex="bold"/>
    </style:style>
    <style:style style:name="T6" style:family="text">
      <style:text-properties fo:font-weight="bold" officeooo:rsid="003daa7f" style:font-weight-asian="bold" style:font-weight-complex="bold"/>
    </style:style>
    <style:style style:name="T7" style:family="text">
      <style:text-properties fo:font-weight="bold" officeooo:rsid="004aaad8" style:font-weight-asian="bold" style:font-weight-complex="bold"/>
    </style:style>
    <style:style style:name="T8" style:family="text">
      <style:text-properties officeooo:rsid="001f6891"/>
    </style:style>
    <style:style style:name="T9" style:family="text">
      <style:text-properties fo:font-style="italic" style:font-style-asian="italic" style:font-style-complex="italic"/>
    </style:style>
    <style:style style:name="T10" style:family="text">
      <style:text-properties fo:font-style="italic" officeooo:rsid="0026e951" style:font-style-asian="italic" style:font-style-complex="italic"/>
    </style:style>
    <style:style style:name="T11" style:family="text">
      <style:text-properties fo:font-style="italic" officeooo:rsid="002ab18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26872" style:font-style-asian="normal" style:font-style-complex="normal"/>
    </style:style>
    <style:style style:name="T14" style:family="text">
      <style:text-properties fo:font-style="normal" officeooo:rsid="0026e951" style:font-style-asian="normal" style:font-style-complex="normal"/>
    </style:style>
    <style:style style:name="T15" style:family="text">
      <style:text-properties fo:font-style="normal" officeooo:rsid="0028c8cc" style:font-style-asian="normal" style:font-style-complex="normal"/>
    </style:style>
    <style:style style:name="T16" style:family="text">
      <style:text-properties fo:font-style="normal" officeooo:rsid="002ab184" style:font-style-asian="normal" style:font-style-complex="normal"/>
    </style:style>
    <style:style style:name="T17" style:family="text">
      <style:text-properties fo:font-style="normal" officeooo:rsid="002afe08" style:font-style-asian="normal" style:font-style-complex="normal"/>
    </style:style>
    <style:style style:name="T18" style:family="text">
      <style:text-properties fo:font-style="normal" officeooo:rsid="002f1e52" style:font-style-asian="normal" style:font-style-complex="normal"/>
    </style:style>
    <style:style style:name="T19" style:family="text">
      <style:text-properties fo:font-style="normal" officeooo:rsid="002c75ba" style:font-style-asian="normal" style:font-style-complex="normal"/>
    </style:style>
    <style:style style:name="T20" style:family="text">
      <style:text-properties officeooo:rsid="00226872"/>
    </style:style>
    <style:style style:name="T21" style:family="text">
      <style:text-properties officeooo:rsid="0022cebb"/>
    </style:style>
    <style:style style:name="T22" style:family="text">
      <style:text-properties officeooo:rsid="002d8d40"/>
    </style:style>
    <style:style style:name="T23" style:family="text">
      <style:text-properties officeooo:rsid="00310033"/>
    </style:style>
    <style:style style:name="T24" style:family="text">
      <style:text-properties style:font-name="Liberation Serif" fo:font-size="13pt" style:text-underline-style="none" fo:font-weight="normal" officeooo:rsid="00324513" style:font-size-asian="11.3500003814697pt" style:font-weight-asian="normal" style:font-size-complex="13pt" style:font-weight-complex="normal"/>
    </style:style>
    <style:style style:name="T25" style:family="text">
      <style:text-properties style:font-name="Liberation Serif" fo:font-size="13pt" style:text-underline-style="none" fo:font-weight="normal" officeooo:rsid="00361c3f" style:font-size-asian="11.3500003814697pt" style:font-weight-asian="normal" style:font-size-complex="13pt" style:font-weight-complex="normal"/>
    </style:style>
    <style:style style:name="T26" style:family="text">
      <style:text-properties style:font-name="Liberation Serif" fo:font-size="13pt" fo:language="zxx" fo:country="none" style:text-underline-style="none" fo:font-weight="normal" officeooo:rsid="00324513" style:font-size-asian="11.3500003814697pt" style:language-asian="zxx" style:country-asian="none" style:font-weight-asian="normal" style:font-size-complex="13pt" style:language-complex="zxx" style:country-complex="none" style:font-weight-complex="normal"/>
    </style:style>
    <style:style style:name="T27" style:family="text">
      <style:text-properties style:font-name="Liberation Serif" fo:font-size="13pt" fo:language="zxx" fo:country="none" style:text-underline-style="none" fo:font-weight="normal" officeooo:rsid="0032ce49" style:font-size-asian="11.3500003814697pt" style:language-asian="zxx" style:country-asian="none" style:font-weight-asian="normal" style:font-size-complex="13pt" style:language-complex="zxx" style:country-complex="none" style:font-weight-complex="normal"/>
    </style:style>
    <style:style style:name="T28" style:family="text">
      <style:text-properties style:font-name="Liberation Serif" fo:font-size="13pt" fo:language="zxx" fo:country="none" style:text-underline-style="none" fo:font-weight="normal" officeooo:rsid="0034c71f" style:font-size-asian="11.3500003814697pt" style:language-asian="zxx" style:country-asian="none" style:font-weight-asian="normal" style:font-size-complex="13pt" style:language-complex="zxx" style:country-complex="none" style:font-weight-complex="normal"/>
    </style:style>
    <style:style style:name="T29" style:family="text">
      <style:text-properties style:font-name="Liberation Serif" fo:font-size="13pt" fo:language="zxx" fo:country="none" style:text-underline-style="none" fo:font-weight="normal" officeooo:rsid="0035b25e" style:font-size-asian="11.3500003814697pt" style:language-asian="zxx" style:country-asian="none" style:font-weight-asian="normal" style:font-size-complex="13pt" style:language-complex="zxx" style:country-complex="none" style:font-weight-complex="normal"/>
    </style:style>
    <style:style style:name="T30" style:family="text">
      <style:text-properties style:text-underline-style="none"/>
    </style:style>
    <style:style style:name="T31" style:family="text">
      <style:text-properties style:text-underline-style="none" officeooo:rsid="0037296d"/>
    </style:style>
    <style:style style:name="T32" style:family="text">
      <style:text-properties officeooo:rsid="003ac034"/>
    </style:style>
    <style:style style:name="T33" style:family="text">
      <style:text-properties officeooo:rsid="003daa7f"/>
    </style:style>
    <style:style style:name="T34" style:family="text">
      <style:text-properties officeooo:rsid="00440baf"/>
    </style:style>
    <style:style style:name="T35" style:family="text">
      <style:text-properties officeooo:rsid="004678dd"/>
    </style:style>
    <style:style style:name="T36" style:family="text">
      <style:text-properties officeooo:rsid="004aaad8"/>
    </style:style>
    <style:style style:name="T37" style:family="text">
      <style:text-properties officeooo:rsid="00513314"/>
    </style:style>
    <style:style style:name="T38" style:family="text">
      <style:text-properties officeooo:rsid="005144db"/>
    </style:style>
    <style:style style:name="T39" style:family="text">
      <style:text-properties officeooo:rsid="0052276b"/>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Projet d'informatique</text:p>
      <text:p text:style-name="P2">Mise en page d'un paragraphe de texte</text:p>
      <text:p text:style-name="P3"/>
      <text:p text:style-name="P3">Vegreville Bruno – <text:span text:style-name="T22">Weber Côm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Dans ce court rapport, nous décrirons de façon chronologique la façon dont nous avons construit l'exécutable.</text:p>
      <text:p text:style-name="P6"/>
      <text:p text:style-name="P4">I.<text:span text:style-name="T21">É</text:span>tude du format .rtf en lecture et en écriture :</text:p>
      <text:p text:style-name="P4"/>
      <text:p text:style-name="P4"/>
      <text:p text:style-name="P4"/>
      <text:p text:style-name="P5">rappel xml</text:p>
      <text:p text:style-name="P7">Avant de s'intéresser à la partie algorithmique du problème il nous semblait intéressant de comprendre la structure de fichiers avec laquelle on allait travailler afin de connaître quelles seraient les informations disponibles sur les paragraphes.</text:p>
      <text:p text:style-name="P8">Nous avons dans un premier temps produit plusieurs pages .rtf avec LibreOffice comprenant un ou plusieurs paragraphes, avec une ou plusieurs polices. <text:span text:style-name="T1">En se servant des liens explicatifs proposés dans le sujet, nous avons compris le sens et le positionnement des balises importantes du .rtf, notamment </text:span><text:span text:style-name="T3">les balises qui concernent les polices utilisées, leurs tailles et les balises qui déclarent un nouveau paragraphe.</text:span></text:p>
      <text:p text:style-name="P8"/>
      <text:p text:style-name="P10">Une fois cela fait, nous nous sommes attelés à la construction de la classe <text:span text:style-name="T9">RTFReader.java,</text:span> qui permet de lire un fichier .rtf produit par<text:span text:style-name="T2"> LibreOffice Writer</text:span> et de sauvegarder les informations suivantes : </text:p>
      <text:list xml:id="list1243743944740646344" text:style-name="L1">
        <text:list-item>
          <text:p text:style-name="P15">paragraphes présents</text:p>
        </text:list-item>
        <text:list-item>
          <text:p text:style-name="P15">polices utilisées dans chaque paragraphe</text:p>
        </text:list-item>
        <text:list-item>
          <text:p text:style-name="P15">taille<text:span text:style-name="T8">s</text:span> des-dites polices</text:p>
        </text:list-item>
        <text:list-item>
          <text:p text:style-name="P16">dimension de la pages (hauteur, largeur, marges)</text:p>
        </text:list-item>
        <text:list-item>
          <text:p text:style-name="P16">la police déclarée comme police par défaut</text:p>
        </text:list-item>
      </text:list>
      <text:p text:style-name="P9"/>
      <text:p text:style-name="P11">Le fonctionnement de cette classe est assez dépendante de la manière dont l'éditeur de texte (ici <text:span text:style-name="T9">LibreOffice Writer</text:span><text:span text:style-name="T12">)</text:span> construit le fichier .rtf puisque nous lisons le document "ligne par ligne" et donc la classe utilise le fait que l<text:span text:style-name="T20">es documents produits</text:span> par <text:span text:style-name="T9">LibreOffice Writer</text:span><text:span text:style-name="T12"> </text:span><text:span text:style-name="T13">contiennent </text:span><text:span text:style-name="T12">des éléments toujours placés de la même façon.</text:span></text:p>
      <text:p text:style-name="P11"/>
      <text:p text:style-name="P12"><text:span text:style-name="T12">Ensuite nous avons réflechi à l'écriture dans un fichier .rtf </text:span><text:span text:style-name="T14">et construit la classe </text:span><text:span text:style-name="T10">RTFWriter.java</text:span><text:span text:style-name="T12"> : </text:span><text:span text:style-name="T14">En partant du principe que nous dispos</text:span><text:span text:style-name="T18">i</text:span><text:span text:style-name="T14">ons de toutes les informations recueillies par </text:span><text:span text:style-name="T10">RTFReader </text:span><text:span text:style-name="T15">et que les paragraphes ont été modifiés par l'algorithme, </text:span><text:span text:style-name="T16">l'écriture <text:s/>dans le fichier revient à écrire ligne par ligne les balises au bon endroit. Pour éviter une classe trop confuse, nous avons décidé d'utiliser une librairie java open-source : </text:span><text:span text:style-name="T11">jRTF </text:span><text:span text:style-name="T16">(</text:span><text:a xlink:type="simple" xlink:href="https://github.com/ullenboom/jrtf" text:style-name="Internet_20_link" text:visited-style-name="Visited_20_Internet_20_Link"><text:span text:style-name="T16">http</text:span></text:a><text:a xlink:type="simple" xlink:href="https://github.com/ullenboom/jrtf" text:style-name="Internet_20_link" text:visited-style-name="Visited_20_Internet_20_Link"><text:span text:style-name="T17">s</text:span></text:a><text:a xlink:type="simple" xlink:href="https://github.com/ullenboom/jrtf" text:style-name="Internet_20_link" text:visited-style-name="Visited_20_Internet_20_Link"><text:span text:style-name="T16">://github.com/ullenboom/jrtf</text:span></text:a><text:span text:style-name="T16">). C</text:span><text:span text:style-name="T19">ette librairie permet de façon compacte d'écrire dans un fichier rtf en spécifiant pour chaque paragraphe la police (déclarée au préalable) à utiliser pour celui ci. </text:span><text:span text:style-name="T18">Elle permet de surcroît une gestion facilitée de la mise en page, comme le type d'alignement à utiliser.</text:span></text:p>
      <text:p text:style-name="P12"/>
      <text:p text:style-name="P12"/>
      <text:p text:style-name="P13">Problèmes rencontrés : </text:p>
      <text:p text:style-name="P13"/>
      <text:p text:style-name="P13">Comme dans tout projet informatique, nous n'avons pas été <text:span text:style-name="T23">épargnés par les problèmes. Certains d'entre-eux furent particulièrement intéressant à résoudre car tout le projet en découlait. </text:span></text:p>
      <text:p text:style-name="P21"><text:span text:style-name="T25">Un des</text:span><text:span text:style-name="T24"> problème</text:span><text:span text:style-name="T25">s</text:span><text:span text:style-name="T24"> le plus important, de par le temps qu'il a fallu pour le résoudre et de par </text:span><text:soft-page-break/><text:span text:style-name="T24">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26">Héritage et typographie". </text:span><text:span text:style-name="T27">Nous avions créer une HashMap pour y stocker la taille de chaque caractère. Ainsi nous comptions calculer la longueur d'une chaine de caractères en sommant la taille de chacun ses caractères. Malheureusement, il s'avérait que même pour une police Monospace, la taille de chacun des caractères différait. Il y avait donc une erreur dans la méthode pour mesurer ces caractères. Nous avons cherché bien d'autres façon </text:span><text:span text:style-name="T28">de mesurer le texte, </text:span><text:span text:style-name="T29">et parmi celles-ci nous avons retenu</text:span></text:p>
      <text:p text:style-name="P13"/>
      <text:p text:style-name="P14">- <text:span text:style-name="T23">disposer correctement les éléments dans l'interface graphique</text:span></text:p>
      <text:p text:style-name="P17">- evaluation de la longueur des caractères</text:p>
      <text:p text:style-name="P13">- <text:span text:style-name="T23">modification de la librairie pour faire des retours à la ligne</text:span></text:p>
      <text:p text:style-name="P13">- <text:span text:style-name="T23">repenser la structure pour l'hyphénation</text:span></text:p>
      <text:p text:style-name="P13">- </text:p>
      <text:p text:style-name="P8"/>
      <text:p text:style-name="P18">II.Algorithme de mise en page : </text:p>
      <text:p text:style-name="P18"/>
      <text:p text:style-name="P18">a) Sans césure :</text:p>
      <text:p text:style-name="P18"/>
      <text:p text:style-name="P18"><text:span text:style-name="T30">La conception d'un algorithme efficient s'est faite </text:span><text:span text:style-name="T31">pour nous </text:span><text:span text:style-name="T30">de façon incrémentale, par des tests et des recherches.</text:span></text:p>
      <text:p text:style-name="P19">Nous recherchions un algorithme utilisant des concepts de programmation dynamique, c'est à dire que nous voulions résoudre le problème de mise en pages en résolvant des sous-problèmes liés.</text:p>
      <text:p text:style-name="P20">Or si on prend un paragraphe mise en page et qu'on lui retire une ligne, il reste bien mis en page. C'est cette idée et des recherches qui donnent du sens à la forme de l'algorithme :</text:p>
      <text:p text:style-name="P20"/>
      <text:p text:style-name="P23">Construction d'un tableau <text:span text:style-name="T2">couts </text:span>: <text:span text:style-name="T2">couts[i][j] </text:span>représente la pénalité qu'implique le fait de construire une ligne composée des mots du i-ème mot au j-ième mot.</text:p>
      <text:p text:style-name="P23">La pénalité vaut le <text:span text:style-name="T2">cube des espaces blancs laissés à la fin de la ligne </text:span><text:span text:style-name="T4">et si les mots ne rentrent pas dans une ligne, couts[i][j] vaut une constante "infinie".</text:span></text:p>
      <text:p text:style-name="P24">Construction d'un tableau <text:span text:style-name="T2">coutFinal </text:span>: <text:span text:style-name="T2">coutFinal[i] </text:span>représente la pénalité finale d'un paragraphe mise en page composé des mots du premier mot au i-ème mot.</text:p>
      <text:p text:style-name="P25">L'algorithme fonctionne selon l<text:span text:style-name="T33">e pseudo code</text:span> suivant :</text:p>
      <text:p text:style-name="P25"><text:tab/><text:span text:style-name="T6">pour j de 1 au nombre de mots :</text:span></text:p>
      <text:p text:style-name="P25"><text:tab/><text:tab/><text:span text:style-name="T2">coutFinal[j] = min(coutFinal[i] + couts[i][j] ) </text:span><text:span text:style-name="T5">pour i de 1 à j-1</text:span></text:p>
      <text:p text:style-name="P30"/>
      <text:p text:style-name="P30">En sachant que il y a un pointeur qui sauvegarde la position des sauts de lignes choisis par l'algorithme afin de pouvoir reconstruire le paragraphe mis en page.</text:p>
      <text:p text:style-name="P31">Le paragraphe produit par l'algorithme dépend assez fortement de la pénalité utilisée. </text:p>
      <text:p text:style-name="P31">Par exemple, si on prend comme pénalité le carré des espaces blancs laissés à la fin de la ligne, on autorise un peu plus l'effet de dentelle et la mise en page du paragraphe peut en pâtir.</text:p>
      <text:p text:style-name="P32"/>
      <text:p text:style-name="P38"/>
      <text:p text:style-name="P38"/>
      <text:p text:style-name="P38"><text:soft-page-break/>b) Avec césure :</text:p>
      <text:p text:style-name="P38"/>
      <text:p text:style-name="P33">Une fois le problème sans césure résolu, le sujet recommandait de s'intéresser à la coupure de mots qui peut permettre une alternative au saut de ligne.</text:p>
      <text:p text:style-name="P34">Après plusieurs essais infructueux, nous avons compris que la structure mise en place pour l'algorithme sans césure n'était pas adaptée à celui avec césure.</text:p>
      <text:p text:style-name="P34">Nous avons donc crée une classe <text:span text:style-name="T9">Mots.java. </text:span><text:span text:style-name="T34">Une instance de la classe Mots représente un mot du paragraphe en y ajoutant des informations utiles à l'algorithme : si oui ou non l'algorithme a décidé de couper ce nom; dans ce cas où doit il le couper, si oui ou non l'algorithme a décidé de placer un saut de ligne après ce mot et quel est le mot suivant.</text:span></text:p>
      <text:p text:style-name="P35">Le paragraphe est donc maintenant traité comme une suite de Mots <text:span text:style-name="T35">qui seront traités et auxquels des informations seront ajoutées au fur et à mesure.</text:span></text:p>
      <text:p text:style-name="P35"/>
      <text:p text:style-name="P36">Le début de l'algorithme est sensiblement identique à celui sans césure : </text:p>
      <text:p text:style-name="P36"/>
      <text:p text:style-name="P26">Construction du même tableau <text:span text:style-name="T2">couts</text:span>.</text:p>
      <text:p text:style-name="P29">Pour j de 1 au nombre de mots :</text:p>
      <text:p text:style-name="P29"><text:span text:style-name="T32">coutFinal[j] = min(coutFinal[i] + couts[i][j], </text:span>coutFinal[i]+couts[i][j-ème mot coupé]<text:span text:style-name="T32"> ) pour i de 1 à j-1</text:span></text:p>
      <text:p text:style-name="P27">avec couts[i][j-ème mot coupé] construit de la même façon que couts[i][j] mais en remplaçant le j-ème mot par le morceau gauche de sa coupure <text:span text:style-name="T36">et en y </text:span><text:span text:style-name="T7">ajoutant un malus </text:span><text:span text:style-name="T36">qui a pour but d'empécher une césure trop fréquente.</text:span></text:p>
      <text:p text:style-name="P28">Si le j-ème mot est effectivement coupé, on reremplit le reste des tableaux en considèrant le j+1-ème mot comme lui-même augmenté de la partie droite de la coupure du j-ème mot.</text:p>
      <text:p text:style-name="P37"/>
      <text:p text:style-name="P37">Nous pris comme règles de césure les règles suivantes : </text:p>
      <text:p text:style-name="P22">- <text:span text:style-name="T37">pas de coupure si la taille du mot est strictement inférieure à 4.</text:span></text:p>
      <text:p text:style-name="P22">- <text:span text:style-name="T38">les coupures possibles sont entre une voyelle et une consomne et entre deux consomnes en sachant que celle entre deux consomnes est preférée.</text:span></text:p>
      <text:p text:style-name="P22">- <text:span text:style-name="T39">on prend la coupure qui sépare le mot de la façon la plus équitable.</text:span></text:p>
      <text:p text:style-name="P3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M46S</meta:editing-duration>
    <meta:editing-cycles>56</meta:editing-cycles>
    <meta:generator>LibreOffice/4.3.2.2$Windows_x86 LibreOffice_project/edfb5295ba211bd31ad47d0bad0118690f76407d</meta:generator>
    <dc:date>2015-01-08T22:37:07.534000000</dc:date>
    <meta:document-statistic meta:table-count="0" meta:image-count="0" meta:object-count="0" meta:page-count="4" meta:paragraph-count="54" meta:word-count="1199" meta:character-count="7220" meta:non-whitespace-character-count="6065"/>
    <meta:user-defined meta:name="Info 1"/>
    <meta:user-defined meta:name="Info 2"/>
    <meta:user-defined meta:name="Info 3"/>
    <meta:user-defined meta:name="Info 4"/>
  </office:meta>
</office:document-meta>
</file>